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9pt"/>
    </style:style>
    <style:style style:name="co2" style:family="table-column">
      <style:table-column-properties fo:break-before="auto" style:column-width="201pt"/>
    </style:style>
    <style:style style:name="co3" style:family="table-column">
      <style:table-column-properties fo:break-before="auto" style:column-width="64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241.8pt"/>
    </style:style>
    <style:style style:name="co6" style:family="table-column">
      <style:table-column-properties fo:break-before="auto" style:column-width="52.8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 table:number-columns-spanned="5" table:number-rows-spanned="1">
            <text:p>BoM AAMP</text:p>
          </table:table-cell>
          <table:covered-table-cell table:number-columns-repeated="4"/>
          <table:table-cell table:style-name="ce6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s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lectronic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IoT battery pac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Battery pack with 3V3, 5V and 24V modul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8650 batterie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office:value-type="string" calcext:value-type="string">
            <text:p>18650 2600mAh batteri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terconnect cab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ustom cable between battery pack, Rpi and other thing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aspberry Pi Zero W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aspberry Pi Camera V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SL2561 breakou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Light level senso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SL2561 cab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IDC6 cable 30c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R-SR50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PIR senso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TC cloc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RTC clock modul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icro-USB etherne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Micro-usb ethernet modul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E inj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oE injecto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C power supply cab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C jack 5.1mm supply cabl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thernet cable 10c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nobeam NME-5AC-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biquity 5GHz rou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olar panel cab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olar panel 18V 17W Voltaic system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Mechanics – buy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nuk 925 ca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ndless ratchet stra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25mm width, 2m+ length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mera ball joint mou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riplex glass plate 110x55 m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crew INBUS DIN912 BN3 M4x12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7]" office:value-type="float" office:value="22" calcext:value-type="float">
            <text:p>22</text:p>
          </table:table-cell>
          <table:table-cell table:number-columns-repeated="2"/>
          <table:table-cell table:style-name="ce4" table:number-columns-spanned="1" table:number-rows-spanned="25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INBUS DIN912 BN3 M4x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C28]" office:value-type="float" office:value="8" calcext:value-type="float">
            <text:p>8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INBUS DIN912 BN4 M4x4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29]" office:value-type="float" office:value="2" calcext:value-type="float">
            <text:p>2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washer DIN9021 BN729 M4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C30]" office:value-type="float" office:value="26" calcext:value-type="float">
            <text:p>26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washer DIN7349 BN733 M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C31]" office:value-type="float" office:value="7" calcext:value-type="float">
            <text:p>7</text:p>
          </table:table-cell>
          <table:table-cell office:value-type="string" calcext:value-type="string">
            <text:p>or 2x washer DIN9021 BN729 M4</text:p>
          </table:table-cell>
          <table:table-cell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ut DIN934 BN109 M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32]" office:value-type="float" office:value="2" calcext:value-type="float">
            <text:p>2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pring lock washer DIN127 BN762 M4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C33]" office:value-type="float" office:value="30" calcext:value-type="float">
            <text:p>30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pring lock washer DIN127 BN762 M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34]" office:value-type="float" office:value="2" calcext:value-type="float">
            <text:p>2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ut DIN934 BN109 M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C35]" office:value-type="float" office:value="12" calcext:value-type="float">
            <text:p>12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INBUS DIN912 BN4 M6x7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36]"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pring lock washer DIN127 BN762 M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37]"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phillips DIN7985 BN384 M2x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38]" office:value-type="float" office:value="2" calcext:value-type="float">
            <text:p>2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phillips DIN7985 BN384 M2.5x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C39]" office:value-type="float" office:value="8" calcext:value-type="float">
            <text:p>8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slotted DIN84 BN1061 M2.5x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C40]" office:value-type="float" office:value="4" calcext:value-type="float">
            <text:p>4</text:p>
          </table:table-cell>
          <table:table-cell office:value-type="string" calcext:value-type="string">
            <text:p>polyamide</text:p>
          </table:table-cell>
          <table:table-cell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phillips DIN7985 BN384 M3x5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C41]" office:value-type="float" office:value="10" calcext:value-type="float">
            <text:p>10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x stand-offs BN3318 M3x1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C42]" office:value-type="float" office:value="6" calcext:value-type="float">
            <text:p>6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x stand-offs BN3318 M3x2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C43]" office:value-type="float" office:value="4" calcext:value-type="float">
            <text:p>4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for plastics 3.5x16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C44]" office:value-type="float" office:value="7" calcext:value-type="float">
            <text:p>7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crew INBUS ISO10642 BN2104 M5x12 INOX A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C45]" office:value-type="float" office:value="8" calcext:value-type="float">
            <text:p>8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otted truss head screw DIN9056 NFE27-128 BN500 / NFE25-129 BN84512 M4x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C46]" office:value-type="float" office:value="5" calcext:value-type="float">
            <text:p>5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otted truss head screw DIN9056 NFE27-128 BN500 / NFE25-129 BN84512 M4x16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[.C47]" office:value-type="float" office:value="14" calcext:value-type="float">
            <text:p>14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ut BN632 UNC4-40 INOX A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C48]" office:value-type="float" office:value="8" calcext:value-type="float">
            <text:p>8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ble tie 3,6x2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49]" office:value-type="float" office:value="2" calcext:value-type="float">
            <text:p>2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ble tie 7,6x25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C50]" office:value-type="float" office:value="6" calcext:value-type="float">
            <text:p>6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-ring fi3x6x1.5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C51]" office:value-type="float" office:value="15" calcext:value-type="float">
            <text:p>15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Mechanics – manufactured at Fabrikor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outer pl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4" table:number-columns-spanned="1" table:number-rows-spanned="12"/>
          <table:table-cell table:style-name="ce4" table:number-columns-spanned="1" table:number-rows-spanned="1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ion sensor moun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lass transport cov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ee mount pl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lar mount ba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lar transport cov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5" table:number-columns-repeated="2"/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outer mou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mera moun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lass mou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ee mou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lar mount cov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TC moun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4" table:number-columns-spanned="1" table:number-rows-spanned="11"/>
          <table:table-cell table:style-name="ce4" table:number-columns-spanned="1" table:number-rows-spanned="11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mera ball joint mount nut h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5" table:number-columns-repeated="2"/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ttery gask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ion sensor gaske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lass gasket outsid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lass gasket insid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ee mount gaske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lar gasket lar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lar gasket smal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lar transport gask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ssembly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Tools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3"/>
          <table:table-cell office:value-type="string" calcext:value-type="string">
            <text:p>hex key 3 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4" table:number-columns-spanned="1" table:number-rows-spann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niversal screwdriver s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Base station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ocket M5 AC PTM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nostation M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thernet cable 50c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thernet cable 20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aspberry Pi 3B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P-Link WR842N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2 LiFePo4 batter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C distribution clam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C-DC step-up 24V 25W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C-DC step-up 24V 50W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nuk 925 ca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Battery connection cable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olar charging regula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ble gland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oE inj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30V-12V/20A LiFePO4 charg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u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tage disp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28.35pt" fo:margin-right="28.35pt" style:print-page-order="ttb" style:first-page-number="continue" style:scale-to="100%" style:print="charts drawings objects"/>
      <style:header-style>
        <style:header-footer-properties fo:min-height="28.35pt" fo:margin-left="28.35pt" fo:margin-right="28.35pt" fo:margin-bottom="0pt"/>
      </style:header-style>
      <style:footer-style>
        <style:header-footer-properties fo:min-height="28.35pt" fo:margin-left="28.35pt" fo:margin-r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7-06-16T09:16:37Z</meta:creation-date>
    <dc:date>2017-08-07T17:33:45.889967706</dc:date>
    <meta:editing-cycles>5</meta:editing-cycles>
    <meta:editing-duration>PT1H52M59S</meta:editing-duration>
    <meta:document-statistic meta:table-count="1" meta:cell-count="283" meta:object-count="0"/>
  </office:meta>
</office:document-meta>
</file>